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3.2591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1.68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008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ff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3"/>
        <table:table-column table:style-name="co5" table:default-cell-style-name="ce7"/>
        <table:table-column table:style-name="co3" table:default-cell-style-name="ce8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nnée</text:p>
          </table:table-cell>
          <table:table-cell table:style-name="ce3" office:value-type="string" calcext:value-type="string">
            <text:p>Intitulé</text:p>
          </table:table-cell>
          <table:table-cell table:style-name="ce3" office:value-type="string" calcext:value-type="string">
            <text:p>Niveau</text:p>
          </table:table-cell>
          <table:table-cell office:value-type="string" calcext:value-type="string">
            <text:p>Période</text:p>
          </table:table-cell>
          <table:table-cell table:style-name="ce3" office:value-type="string" calcext:value-type="string">
            <text:p>Interventions</text:p>
          </table:table-cell>
          <table:table-cell table:style-name="ce3" office:value-type="string" calcext:value-type="string">
            <text:p># heures</text:p>
          </table:table-cell>
          <table:table-cell office:value-type="string" calcext:value-type="string">
            <text:p>Eq TD</text:p>
          </table:table-cell>
          <table:table-cell table:style-name="ce3" office:value-type="string" calcext:value-type="string">
            <text:p>Enseignant responsable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019-2020</text:p>
          </table:table-cell>
          <table:table-cell office:value-type="string" calcext:value-type="string">
            <text:p><text:a xlink:href="http://porrum.informatique.univ-paris-diderot.fr:8080/~ufr/U2019-2020/SERVICES/voirUnEnseignement.php?charge=906" xlink:type="simple">Logique S5</text:a> [LOG-S5]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d [1 grp] 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Sylvain Schmitz</text:p>
          </table:table-cell>
          <table:table-cell office:value-type="string" calcext:value-type="string">
            <text:p>Logique classique du premier ordre, sémantique booléenne, calcul des séquents, algorithmes de SAT-solving et de recherche de preuve, utilisation d’un SMT-solver</text:p>
          </table:table-cell>
        </table:table-row>
        <table:table-row table:style-name="ro1">
          <table:table-cell office:value-type="string" calcext:value-type="string">
            <text:p>2019-2020</text:p>
          </table:table-cell>
          <table:table-cell office:value-type="string" calcext:value-type="string">
            <text:p><text:a xlink:href="http://porrum.informatique.univ-paris-diderot.fr:8080/~ufr/U2019-2020/SERVICES/voirUnEnseignement.php?charge=84" xlink:type="simple">Protocoles des services Internet</text:a> [PROT-SRV-INT]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p_M2 + projets [3 grp] </text:p>
          </table:table-cell>
          <table:table-cell office:value-type="float" office:value="33" calcext:value-type="float">
            <text:p>33</text:p>
          </table:table-cell>
          <table:table-cell office:value-type="float" office:value="37.62" calcext:value-type="float">
            <text:p>37.62</text:p>
          </table:table-cell>
          <table:table-cell office:value-type="string" calcext:value-type="string">
            <text:p>Carole Delporte</text:p>
          </table:table-cell>
          <table:table-cell office:value-type="string" calcext:value-type="string">
            <text:p>J’ai notamment oganisé et encadré seul les projets et leurs soutenances (en visio). Conception d’un protocole application et implémentation, au dessus de TCP et/ou UDP.</text:p>
          </table:table-cell>
        </table:table-row>
        <table:table-row table:style-name="ro1">
          <table:table-cell office:value-type="string" calcext:value-type="string">
            <text:p>2019-2020</text:p>
          </table:table-cell>
          <table:table-cell office:value-type="string" calcext:value-type="string">
            <text:p><text:a xlink:href="http://porrum.informatique.univ-paris-diderot.fr:8080/~ufr/U2019-2020/SERVICES/voirUnEnseignement.php?charge=361" xlink:type="simple">Initiation à la programmation 1-Python</text:a> [IP1-PY]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ours_td + tp [1 grp]</text:p>
          </table:table-cell>
          <table:table-cell office:value-type="float" office:value="45" calcext:value-type="float">
            <text:p>45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Ralf Treinen</text:p>
          </table:table-cell>
          <table:table-cell office:value-type="string" calcext:value-type="string">
            <text:p>Dans lequel je donnais moi-même le cours, en plus du TD et du TP</text:p>
          </table:table-cell>
        </table:table-row>
        <table:table-row table:style-name="ro1">
          <table:table-cell office:value-type="string" calcext:value-type="string">
            <text:p>2019-2020</text:p>
          </table:table-cell>
          <table:table-cell office:value-type="string" calcext:value-type="string">
            <text:p><text:a xlink:href="http://porrum.informatique.univ-paris-diderot.fr:8080/~ufr/U2019-2020/SERVICES/voirUnEnseignement.php?charge=10" xlink:type="simple">Pré-Pro 2 : Conduite de projet</text:a> [PP3-COND-PTO]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p [1 grp] 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Yann Régis-Gianas</text:p>
          </table:table-cell>
          <table:table-cell office:value-type="string" calcext:value-type="string">
            <text:p>Git, Gitlab, Scrum, gestion de projet</text:p>
          </table:table-cell>
        </table:table-row>
        <table:table-row table:style-name="ro1">
          <table:table-cell office:value-type="string" calcext:value-type="string">
            <text:p>2019-2020</text:p>
          </table:table-cell>
          <table:table-cell office:value-type="string" calcext:value-type="string">
            <text:p><text:a xlink:href="http://porrum.informatique.univ-paris-diderot.fr:8080/~ufr/U2019-2020/SERVICES/voirUnEnseignement.php?charge=152" xlink:type="simple">Programmation 1 (EIDD 1)</text:a> [PROG-S5-EIDD]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p [1 grp] 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Mihaela Sighireanu</text:p>
          </table:table-cell>
          <table:table-cell office:value-type="string" calcext:value-type="string">
            <text:p>Initiation à la programmation en C, 1e année cycle ingénieur</text:p>
          </table:table-cell>
        </table:table-row>
        <table:table-row table:style-name="ro1">
          <table:table-cell office:value-type="string" calcext:value-type="string">
            <text:p>2019-2020</text:p>
          </table:table-cell>
          <table:table-cell table:style-name="ce5" office:value-type="string" calcext:value-type="string">
            <text:p>Fête de la science [FETE-SC]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d [10 h]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érénice Delcroix-Oger</text:p>
          </table:table-cell>
          <table:table-cell office:value-type="string" calcext:value-type="string">
            <text:p>Public de collégiens, baptêmes de programmations, ateliers d’initiations à l’informatique théorique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2018-2019</text:p>
          </table:table-cell>
          <table:table-cell office:value-type="string" calcext:value-type="string">
            <text:p>Analyse des données structurées [ADS4]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p [1 grp] 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Ralf Treinen</text:p>
          </table:table-cell>
          <table:table-cell office:value-type="string" calcext:value-type="string">
            <text:p>Lexing et parsing LL(1), théorie et pratique : outils existants (grep, sed), réimplémentation d’outils (automates finis), implémentations de lexers avec Jflex, implémentations de parsers LL(1) par descente récursive</text:p>
          </table:table-cell>
        </table:table-row>
        <table:table-row table:style-name="ro1">
          <table:table-cell office:value-type="string" calcext:value-type="string">
            <text:p>2018-2019</text:p>
          </table:table-cell>
          <table:table-cell office:value-type="string" calcext:value-type="string">
            <text:p>Initiation à la programmation 1 (Python) [IP1-Python]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p [1 grp] 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Arnaud Sangnier</text:p>
          </table:table-cell>
          <table:table-cell office:value-type="string" calcext:value-type="string">
            <text:p>Du Python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2017-2018</text:p>
          </table:table-cell>
          <table:table-cell office:value-type="string" calcext:value-type="string">
            <text:p>Initiation à la programmation 2 [IP2]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d + tp [1 grp]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Yan Jurski</text:p>
          </table:table-cell>
          <table:table-cell office:value-type="string" calcext:value-type="string">
            <text:p>Du Java</text:p>
          </table:table-cell>
        </table:table-row>
        <table:table-row table:style-name="ro1">
          <table:table-cell office:value-type="string" calcext:value-type="string">
            <text:p>2017-2018</text:p>
          </table:table-cell>
          <table:table-cell office:value-type="string" calcext:value-type="string">
            <text:p>Mise à niveau Unix (L3 Bio-Info) [MA-UNIX]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p [1 grp] 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Juliusz Chroboczek</text:p>
          </table:table-cell>
          <table:table-cell office:value-type="string" calcext:value-type="string">
            <text:p>Initiation au shell Unix et à la programmation C pour des L3 bioinfo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2016-2017</text:p>
          </table:table-cell>
          <table:table-cell office:value-type="string" calcext:value-type="string">
            <text:p>Principes de fonctionnement des ordinateurs [PF1]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d [1 grp] 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Jean-Baptiste Yunès</text:p>
          </table:table-cell>
          <table:table-cell office:value-type="string" calcext:value-type="string">
            <text:p>Bases binaires, octales, hexadécimales, logique booléenne, portes logiques, circuits. TPs en Java.</text:p>
          </table:table-cell>
        </table:table-row>
        <table:table-row table:style-name="ro1">
          <table:table-cell office:value-type="string" calcext:value-type="string">
            <text:p>2016-2017</text:p>
          </table:table-cell>
          <table:table-cell office:value-type="string" calcext:value-type="string">
            <text:p>Projet informatique L2 [PI4]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p [1 grp] 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Inès Klimann</text:p>
          </table:table-cell>
          <table:table-cell office:value-type="string" calcext:value-type="string">
            <text:p>Les étudiants travaillent en binôme sur un projet de programmation de leur choix sur un semestre.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otal</text:p>
          </table:table-cell>
          <table:table-cell table:style-name="Default" table:number-columns-repeated="4"/>
          <table:table-cell table:formula="of:=SUM([.G2:.G16])" office:value-type="float" office:value="337.92" calcext:value-type="float">
            <text:p>337.9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08:47:39.840391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20:42:49.516745549</meta:creation-date>
    <dc:date>2020-12-08T09:26:17.406385712</dc:date>
    <meta:editing-duration>PT2H12M18S</meta:editing-duration>
    <meta:editing-cycles>19</meta:editing-cycles>
    <meta:generator>LibreOffice/7.0.3.1$Linux_X86_64 LibreOffice_project/00$Build-1</meta:generator>
    <meta:document-statistic meta:table-count="1" meta:cell-count="119" meta:object-count="0"/>
  </office:meta>
</office:document-meta>
</file>